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M Roman" officeooo:paragraph-rsid="001b073a"/>
    </style:style>
    <style:style style:name="P2" style:family="paragraph" style:parent-style-name="Standard">
      <style:text-properties style:font-name="CM Roman" officeooo:rsid="001b073a" officeooo:paragraph-rsid="001b073a"/>
    </style:style>
    <style:style style:name="P3" style:family="paragraph" style:parent-style-name="Standard">
      <style:text-properties officeooo:paragraph-rsid="001cc47c"/>
    </style:style>
    <style:style style:name="P4" style:family="paragraph" style:parent-style-name="Standard">
      <style:text-properties officeooo:rsid="001cc47c" officeooo:paragraph-rsid="001cc47c"/>
    </style:style>
    <style:style style:name="P5" style:family="paragraph" style:parent-style-name="Standard">
      <style:text-properties officeooo:rsid="001eac17" officeooo:paragraph-rsid="001eac17"/>
    </style:style>
    <style:style style:name="T1" style:family="text">
      <style:text-properties officeooo:rsid="001b073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073a" style:font-size-asian="12pt" style:font-size-complex="12pt"/>
    </style:style>
    <style:style style:name="T4" style:family="text">
      <style:text-properties officeooo:rsid="001cc47c"/>
    </style:style>
    <style:style style:name="T5" style:family="text">
      <style:text-properties style:font-name="CM Roman"/>
    </style:style>
    <style:style style:name="T6" style:family="text">
      <style:text-properties style:font-name="CM Roman" officeooo:rsid="001cc47c"/>
    </style:style>
    <style:style style:name="T7" style:family="text">
      <style:text-properties style:font-name="CM Roman" officeooo:rsid="001eac17"/>
    </style:style>
    <style:style style:name="T8" style:family="text">
      <style:text-properties style:font-name="CM Roman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<text:span text:style-name="T2">A class is the definition of an object. </text:span><text:span text:style-name="T3">An object is an instance of a class.</text:span></text:p>
      <text:p text:style-name="P2"/>
      <text:p text:style-name="P2">2. Member variables represent the state of an object, it is stored in the instanced object.</text:p>
      <text:p text:style-name="P2"/>
      <text:p text:style-name="P2">3. The member variable have the access to the member variables created by the object and always require the self as an argument. It requires self as argument because <text:span text:style-name="T4">the program may contain other objects within the same class so that </text:span>the specific object should be specified.</text:p>
      <text:p text:style-name="P3"/>
      <text:p text:style-name="P3"><text:span text:style-name="T6">4. I</text:span><text:span text:style-name="T5">nheritance </text:span><text:span text:style-name="T6">points upward, which is IS-A relationship; composition points downward, which is HAS-A relationship.</text:span></text:p>
      <text:p text:style-name="P3"/>
      <text:p text:style-name="P4"><text:span text:style-name="T5">5. Constructor is a </text:span><text:span text:style-name="T7">special member function that calls the instantiate the object, which is only called once to create the object.</text:span></text:p>
      <text:p text:style-name="P4"/>
      <text:p text:style-name="P5"><text:span text:style-name="T5">6. def _init_(self, &lt;var&gt;, &lt;var&gt;...), only onc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EE364</meta:initial-creator>
    <meta:creation-date>2016-02-27T19:53:01.345798522</meta:creation-date>
    <dc:date>2016-02-27T20:36:11.799558375</dc:date>
    <dc:creator>Student EE364</dc:creator>
    <meta:editing-duration>PT12M20S</meta:editing-duration>
    <meta:editing-cycles>1</meta:editing-cycles>
    <meta:document-statistic meta:table-count="0" meta:image-count="0" meta:object-count="0" meta:page-count="1" meta:paragraph-count="6" meta:word-count="124" meta:character-count="737" meta:non-whitespace-character-count="619"/>
    <meta:generator>LibreOffice/4.2.8.2$Linux_X86_64 LibreOffice_project/420$Build-2</meta:generator>
  </office:meta>
</office:document-meta>
</file>